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97.65mm" svg:y="370.48mm">
            <loext:p draw:notify-on-update-of-ranges="Лист1.A1:Лист1.A100 Лист1.B1:Лист1.B100 Лист1.A1:Лист1.A100 Лист1.C1:Лист1.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5" calcext:value-type="float">
            <text:p>1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96" calcext:value-type="float">
            <text:p>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07" calcext:value-type="float">
            <text:p>2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76" calcext:value-type="float">
            <text:p>2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1" calcext:value-type="float">
            <text:p>2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72" calcext:value-type="float">
            <text:p>27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76" calcext:value-type="float">
            <text:p>2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91" calcext:value-type="float">
            <text:p>2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11" calcext:value-type="float">
            <text:p>31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31" calcext:value-type="float">
            <text:p>3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67" calcext:value-type="float">
            <text:p>36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62" calcext:value-type="float">
            <text:p>36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98" calcext:value-type="float">
            <text:p>39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20" calcext:value-type="float">
            <text:p>4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42" calcext:value-type="float">
            <text:p>4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75" calcext:value-type="float">
            <text:p>47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78" calcext:value-type="float">
            <text:p>4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7" calcext:value-type="float">
            <text:p>49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23" calcext:value-type="float">
            <text:p>52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42" calcext:value-type="float">
            <text:p>5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576" calcext:value-type="float">
            <text:p>57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84" calcext:value-type="float">
            <text:p>5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05" calcext:value-type="float">
            <text:p>6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643" calcext:value-type="float">
            <text:p>64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694" calcext:value-type="float">
            <text:p>69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696" calcext:value-type="float">
            <text:p>69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710" calcext:value-type="float">
            <text:p>7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41" calcext:value-type="float">
            <text:p>7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758" calcext:value-type="float">
            <text:p>75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779" calcext:value-type="float">
            <text:p>77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17" calcext:value-type="float">
            <text:p>81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52" calcext:value-type="float">
            <text:p>85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72" calcext:value-type="float">
            <text:p>87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887" calcext:value-type="float">
            <text:p>88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928" calcext:value-type="float">
            <text:p>92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964" calcext:value-type="float">
            <text:p>96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996" calcext:value-type="float">
            <text:p>99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20" calcext:value-type="float">
            <text:p>102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055" calcext:value-type="float">
            <text:p>105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81" calcext:value-type="float">
            <text:p>108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126" calcext:value-type="float">
            <text:p>112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147" calcext:value-type="float">
            <text:p>114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216" calcext:value-type="float">
            <text:p>121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287" calcext:value-type="float">
            <text:p>128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260" calcext:value-type="float">
            <text:p>126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292" calcext:value-type="float">
            <text:p>12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56" calcext:value-type="float">
            <text:p>135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398" calcext:value-type="float">
            <text:p>139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432" calcext:value-type="float">
            <text:p>143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474" calcext:value-type="float">
            <text:p>147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498" calcext:value-type="float">
            <text:p>149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573" calcext:value-type="float">
            <text:p>157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584" calcext:value-type="float">
            <text:p>158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622" calcext:value-type="float">
            <text:p>162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666" calcext:value-type="float">
            <text:p>166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734" calcext:value-type="float">
            <text:p>173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813" calcext:value-type="float">
            <text:p>181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783" calcext:value-type="float">
            <text:p>178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842" calcext:value-type="float">
            <text:p>184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889" calcext:value-type="float">
            <text:p>188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881" calcext:value-type="float">
            <text:p>188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920" calcext:value-type="float">
            <text:p>19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992" calcext:value-type="float">
            <text:p>199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999" calcext:value-type="float">
            <text:p>199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082" calcext:value-type="float">
            <text:p>208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108" calcext:value-type="float">
            <text:p>2108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68" calcext:value-type="float">
            <text:p>2168</text:p>
          </table:table-cell>
          <table:table-cell office:value-type="float" office:value="691" calcext:value-type="float">
            <text:p>691</text:p>
          </table:table-cell>
        </table:table-row>
      </table:table>
      <table:table table:name="Лист2" table:style-name="ta1">
        <table:shapes>
          <draw:frame draw:z-index="0" draw:style-name="gr1" draw:text-style-name="P1" svg:width="159.99mm" svg:height="89.99mm" svg:x="68.74mm" svg:y="1mm">
            <loext:p draw:notify-on-update-of-ranges="Лист2.A1:Лист2.A91 Лист2.B92:Лист2.B92 Лист2.B1:Лист2.B91 Лист2.A1:Лист2.A91 Лист2.C92:Лист2.C92 Лист2.C1:Лист2.C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23" calcext:value-type="float">
            <text:p>5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86" calcext:value-type="float">
            <text:p>6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51" calcext:value-type="float">
            <text:p>7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12" calcext:value-type="float">
            <text:p>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38" calcext:value-type="float">
            <text:p>9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10" calcext:value-type="float">
            <text:p>1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77" calcext:value-type="float">
            <text:p>10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148" calcext:value-type="float">
            <text:p>11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25" calcext:value-type="float">
            <text:p>12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321" calcext:value-type="float">
            <text:p>13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410" calcext:value-type="float">
            <text:p>14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20" calcext:value-type="float">
            <text:p>15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593" calcext:value-type="float">
            <text:p>15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651" calcext:value-type="float">
            <text:p>16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775" calcext:value-type="float">
            <text:p>17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56" calcext:value-type="float">
            <text:p>18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974" calcext:value-type="float">
            <text:p>1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081" calcext:value-type="float">
            <text:p>20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173" calcext:value-type="float">
            <text:p>21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290" calcext:value-type="float">
            <text:p>22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427" calcext:value-type="float">
            <text:p>24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536" calcext:value-type="float">
            <text:p>25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626" calcext:value-type="float">
            <text:p>26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773" calcext:value-type="float">
            <text:p>27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945" calcext:value-type="float">
            <text:p>29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43" calcext:value-type="float">
            <text:p>30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3182" calcext:value-type="float">
            <text:p>318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285" calcext:value-type="float">
            <text:p>328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435" calcext:value-type="float">
            <text:p>34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562" calcext:value-type="float">
            <text:p>356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730" calcext:value-type="float">
            <text:p>373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862" calcext:value-type="float">
            <text:p>386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010" calcext:value-type="float">
            <text:p>401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186" calcext:value-type="float">
            <text:p>418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337" calcext:value-type="float">
            <text:p>43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462" calcext:value-type="float">
            <text:p>44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615" calcext:value-type="float">
            <text:p>461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811" calcext:value-type="float">
            <text:p>48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189" calcext:value-type="float">
            <text:p>518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223" calcext:value-type="float">
            <text:p>52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383" calcext:value-type="float">
            <text:p>53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731" calcext:value-type="float">
            <text:p>57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771" calcext:value-type="float">
            <text:p>577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915" calcext:value-type="float">
            <text:p>59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076" calcext:value-type="float">
            <text:p>607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308" calcext:value-type="float">
            <text:p>63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563" calcext:value-type="float">
            <text:p>656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877" calcext:value-type="float">
            <text:p>687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925" calcext:value-type="float">
            <text:p>692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7072" calcext:value-type="float">
            <text:p>70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293" calcext:value-type="float">
            <text:p>729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825" calcext:value-type="float">
            <text:p>782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7813" calcext:value-type="float">
            <text:p>781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7967" calcext:value-type="float">
            <text:p>796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8262" calcext:value-type="float">
            <text:p>826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662" calcext:value-type="float">
            <text:p>866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8851" calcext:value-type="float">
            <text:p>885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9016" calcext:value-type="float">
            <text:p>90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9295" calcext:value-type="float">
            <text:p>929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9426" calcext:value-type="float">
            <text:p>942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788" calcext:value-type="float">
            <text:p>978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0075" calcext:value-type="float">
            <text:p>1007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0233" calcext:value-type="float">
            <text:p>102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0615" calcext:value-type="float">
            <text:p>1061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0852" calcext:value-type="float">
            <text:p>1085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1073" calcext:value-type="float">
            <text:p>1107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1394" calcext:value-type="float">
            <text:p>1139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Алгоритм краскалла</text:p>
          </table:table-cell>
          <table:table-cell office:value-type="string" calcext:value-type="string">
            <text:p>Алгоритм Прим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.00.0000</text:date>, <text:time style:data-style-name="N2" text:time-value="17:28:15.42268341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44:22.151160025</meta:creation-date>
    <dc:date>2018-05-12T17:42:14.642991175</dc:date>
    <meta:editing-duration>PT45M44S</meta:editing-duration>
    <meta:editing-cycles>4</meta:editing-cycles>
    <meta:generator>LibreOffice/5.1.6.2$Linux_X86_64 LibreOffice_project/10m0$Build-2</meta:generator>
    <meta:document-statistic meta:table-count="2" meta:cell-count="5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454cm" style:legend-expansion="high" chart:style-name="ch2"/>
        <chart:plot-area chart:style-name="ch3" table:cell-range-address="Лист1.A1:Лист1.C100" svg:x="0.32cm" svg:y="0.18cm" svg:width="10.418cm" svg:height="8.64cm">
          <chartooo:coordinate-region svg:x="1.312cm" svg:y="0.379cm" svg:width="8.9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100" chart:class="chart:scatter">
            <chart:domain table:cell-range-address="Лист1.A1:Лист1.A100"/>
            <chart:regression-curve chart:style-name="ch7"/>
            <chart:data-point chart:repeated="79"/>
            <chart:data-point chart:style-name="ch8"/>
            <chart:data-point chart:repeated="11"/>
            <chart:data-point chart:style-name="ch8"/>
            <chart:data-point chart:repeated="8"/>
          </chart:series>
          <chart:series chart:style-name="ch9" chart:values-cell-range-address="Лист1.C1:Лист1.C100" chart:class="chart:scatter">
            <chart:regression-curve chart:style-name="ch10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Лист1.A1:Лист1.A100</svg:desc>
                </draw:g>
              </table:table-cell>
              <table:table-cell office:value-type="float" office:value="0">
                <text:p>0</text:p>
                <draw:g>
                  <svg:desc>Лист1.B1:Лист1.B100</svg:desc>
                </draw:g>
              </table:table-cell>
              <table:table-cell office:value-type="float" office:value="0">
                <text:p>0</text:p>
                <draw:g>
                  <svg:desc>Лист1.C1:Лист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8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97">
                <text:p>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06">
                <text:p>1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18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35">
                <text:p>1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54">
                <text:p>1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65">
                <text:p>1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76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86">
                <text:p>1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96">
                <text:p>1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07">
                <text:p>2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76">
                <text:p>2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37">
                <text:p>2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51">
                <text:p>2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72">
                <text:p>2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76">
                <text:p>2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91">
                <text:p>2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11">
                <text:p>3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331">
                <text:p>3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367">
                <text:p>36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362">
                <text:p>3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386">
                <text:p>38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398">
                <text:p>3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420">
                <text:p>4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442">
                <text:p>4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475">
                <text:p>4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478">
                <text:p>4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497">
                <text:p>49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523">
                <text:p>5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542">
                <text:p>5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576">
                <text:p>5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584">
                <text:p>5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605">
                <text:p>6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643">
                <text:p>64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694">
                <text:p>69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696">
                <text:p>69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710">
                <text:p>7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741">
                <text:p>7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758">
                <text:p>75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779">
                <text:p>77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817">
                <text:p>81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852">
                <text:p>85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872">
                <text:p>87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887">
                <text:p>88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928">
                <text:p>92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964">
                <text:p>96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996">
                <text:p>99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020">
                <text:p>102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055">
                <text:p>105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081">
                <text:p>108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126">
                <text:p>112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147">
                <text:p>114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216">
                <text:p>121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287">
                <text:p>128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260">
                <text:p>126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292">
                <text:p>1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346">
                <text:p>134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356">
                <text:p>135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398">
                <text:p>139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432">
                <text:p>143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474">
                <text:p>147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498">
                <text:p>149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573">
                <text:p>157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584">
                <text:p>158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622">
                <text:p>16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666">
                <text:p>166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734">
                <text:p>173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813">
                <text:p>181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783">
                <text:p>178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842">
                <text:p>184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889">
                <text:p>188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881">
                <text:p>188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920">
                <text:p>192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992">
                <text:p>199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999">
                <text:p>199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082">
                <text:p>208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108">
                <text:p>210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168">
                <text:p>2168</text:p>
              </table:table-cell>
              <table:table-cell office:value-type="float" office:value="691">
                <text:p>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255cm" style:legend-expansion="high" chart:style-name="ch2"/>
        <chart:plot-area chart:style-name="ch3" table:cell-range-address="Лист2.A1:Лист2.C91 Лист2.B92:Лист2.C92" chart:data-source-has-labels="row" svg:x="0.32cm" svg:y="0.18cm" svg:width="9.386cm" svg:height="8.64cm">
          <chartooo:coordinate-region svg:x="1.312cm" svg:y="0.379cm" svg:width="7.7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B1:Лист2.B91" chart:label-cell-address="Лист2.B92:Лист2.B92" chart:class="chart:scatter">
            <chart:domain table:cell-range-address="Лист2.A1:Лист2.A91"/>
            <chart:regression-curve chart:style-name="ch7"/>
            <chart:data-point chart:repeated="91"/>
          </chart:series>
          <chart:series chart:style-name="ch8" chart:values-cell-range-address="Лист2.C1:Лист2.C91" chart:label-cell-address="Лист2.C92:Лист2.C92" chart:class="chart:scatter">
            <chart:regression-curve chart:style-name="ch9"/>
            <chart:data-point chart:repeated="58"/>
            <chart:data-point chart:style-name="ch10"/>
            <chart:data-point chart:repeated="14"/>
            <chart:data-point chart:style-name="ch10"/>
            <chart:data-point chart:repeated="3"/>
            <chart:data-point chart:style-name="ch10"/>
            <chart:data-point chart:repeated="3"/>
            <chart:data-point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лгоритм краскалла</text:p>
                <draw:g>
                  <svg:desc>Лист2.B92:Лист2.B92</svg:desc>
                </draw:g>
              </table:table-cell>
              <table:table-cell office:value-type="string">
                <text:p>Алгоритм Прима</text:p>
                <draw:g>
                  <svg:desc>Лист2.C92:Лист2.C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Лист2.A1:Лист2.A91</svg:desc>
                </draw:g>
              </table:table-cell>
              <table:table-cell office:value-type="float" office:value="1">
                <text:p>1</text:p>
                <draw:g>
                  <svg:desc>Лист2.B1:Лист2.B91</svg:desc>
                </draw:g>
              </table:table-cell>
              <table:table-cell office:value-type="float" office:value="0">
                <text:p>0</text:p>
                <draw:g>
                  <svg:desc>Лист2.C1:Лист2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27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67">
                <text:p>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12">
                <text:p>2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67">
                <text:p>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305">
                <text:p>3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334">
                <text:p>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380">
                <text:p>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25">
                <text:p>4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477">
                <text:p>4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523">
                <text:p>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574">
                <text:p>5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638">
                <text:p>6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686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751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812">
                <text:p>8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878">
                <text:p>8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938">
                <text:p>9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010">
                <text:p>10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077">
                <text:p>1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148">
                <text:p>11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225">
                <text:p>1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321">
                <text:p>13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410">
                <text:p>14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520">
                <text:p>15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593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651">
                <text:p>16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775">
                <text:p>17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856">
                <text:p>18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974">
                <text:p>19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081">
                <text:p>20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173">
                <text:p>21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2290">
                <text:p>22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427">
                <text:p>24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536">
                <text:p>25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626">
                <text:p>26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773">
                <text:p>27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945">
                <text:p>29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3043">
                <text:p>30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3182">
                <text:p>31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3285">
                <text:p>32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3435">
                <text:p>34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3562">
                <text:p>35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3730">
                <text:p>37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862">
                <text:p>38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4010">
                <text:p>40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4186">
                <text:p>418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4337">
                <text:p>43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4462">
                <text:p>44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4615">
                <text:p>461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811">
                <text:p>48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5189">
                <text:p>518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5223">
                <text:p>52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5383">
                <text:p>53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5731">
                <text:p>573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771">
                <text:p>57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915">
                <text:p>59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6076">
                <text:p>60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6308">
                <text:p>630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563">
                <text:p>656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877">
                <text:p>68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925">
                <text:p>692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7072">
                <text:p>70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293">
                <text:p>729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825">
                <text:p>782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813">
                <text:p>781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7967">
                <text:p>796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8262">
                <text:p>826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8662">
                <text:p>866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8851">
                <text:p>885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9016">
                <text:p>901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9295">
                <text:p>9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9426">
                <text:p>94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9788">
                <text:p>978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0075">
                <text:p>1007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0233">
                <text:p>1023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0615">
                <text:p>1061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0852">
                <text:p>1085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1073">
                <text:p>1107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1394">
                <text:p>11394</text:p>
              </table:table-cell>
              <table:table-cell office:value-type="float" office:value="364">
                <text:p>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